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automatic-styles>
    <style:style style:name="P1" style:family="paragraph" style:parent-style-name="Text_20_body">
      <style:paragraph-properties fo:line-height="100%"/>
      <style:text-properties fo:color="#000000" style:font-name="Times New Roman" fo:font-size="12pt" fo:font-weight="bold"/>
    </style:style>
    <style:style style:name="P2" style:family="paragraph" style:parent-style-name="Text_20_body">
      <style:paragraph-properties fo:line-height="100%"/>
      <style:text-properties fo:color="#000000" style:font-name="Times New Roman" fo:font-size="12pt" fo:font-weight="normal"/>
    </style:style>
    <style:style style:name="P3" style:family="paragraph" style:parent-style-name="Text_20_body">
      <style:paragraph-properties fo:line-height="100%"/>
      <style:text-properties fo:color="#000000" style:font-name="Times New Roman" fo:font-size="12pt"/>
    </style:style>
    <style:style style:name="P4" style:family="paragraph" style:parent-style-name="Text_20_body">
      <style:paragraph-properties fo:line-height="100%"/>
      <style:text-properties fo:color="#000000"/>
    </style:style>
    <style:style style:name="P5" style:family="paragraph" style:parent-style-name="Standard">
      <style:paragraph-properties fo:margin-top="0cm" fo:margin-bottom="0cm" style:contextual-spacing="false" fo:line-height="100%"/>
      <style:text-properties fo:color="#000000" style:font-name="Times New Roman" fo:font-size="12pt"/>
    </style:style>
    <style:style style:name="P6" style:family="paragraph" style:parent-style-name="Standard">
      <style:paragraph-properties fo:line-height="100%"/>
      <style:text-properties fo:color="#000000"/>
    </style:style>
    <style:style style:name="P7" style:family="paragraph" style:parent-style-name="Text_20_body" style:list-style-name="L1">
      <style:paragraph-properties fo:line-height="100%"/>
      <style:text-properties fo:color="#000000" style:font-name="Times New Roman" fo:font-size="12pt"/>
    </style:style>
    <style:style style:name="P8" style:family="paragraph" style:parent-style-name="Text_20_body" style:list-style-name="L2">
      <style:paragraph-properties fo:line-height="100%"/>
      <style:text-properties fo:color="#000000" style:font-name="Times New Roman" fo:font-size="12pt"/>
    </style:style>
    <style:style style:name="P9" style:family="paragraph" style:parent-style-name="Text_20_body" style:list-style-name="L3">
      <style:paragraph-properties fo:line-height="100%"/>
      <style:text-properties fo:color="#000000" style:font-name="Times New Roman" fo:font-size="12pt"/>
    </style:style>
    <style:style style:name="P10" style:family="paragraph" style:parent-style-name="Text_20_body" style:list-style-name="L4">
      <style:paragraph-properties fo:line-height="100%"/>
      <style:text-properties fo:color="#000000" style:font-name="Times New Roman" fo:font-size="12pt"/>
    </style:style>
    <style:style style:name="P11" style:family="paragraph" style:parent-style-name="Text_20_body" style:list-style-name="L4">
      <style:paragraph-properties fo:line-height="100%"/>
      <style:text-properties fo:color="#000000" style:font-name="Times New Roman" fo:font-size="12pt" officeooo:rsid="001e260b" officeooo:paragraph-rsid="001e260b"/>
    </style:style>
    <style:style style:name="P12" style:family="paragraph" style:parent-style-name="Text_20_body" style:list-style-name="L3">
      <style:paragraph-properties fo:margin-left="-1.251cm" fo:margin-right="0cm" fo:line-height="100%" fo:text-indent="0cm" style:auto-text-indent="false"/>
      <style:text-properties fo:color="#000000" style:font-name="Times New Roman" fo:font-size="12pt"/>
    </style:style>
    <style:style style:name="P13"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1eec20" officeooo:paragraph-rsid="001eec20"/>
    </style:style>
    <style:style style:name="P14"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33459" officeooo:paragraph-rsid="00233459"/>
    </style:style>
    <style:style style:name="P15" style:family="paragraph" style:parent-style-name="Text_20_body" style:list-style-name="L3">
      <style:paragraph-properties fo:margin-left="1.251cm" fo:margin-right="0cm" fo:line-height="100%" fo:text-indent="0cm" style:auto-text-indent="false"/>
      <style:text-properties fo:color="#000000" style:font-name="Times New Roman" fo:font-size="12pt"/>
    </style:style>
    <style:style style:name="P16"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1eec20" officeooo:paragraph-rsid="001eec20"/>
    </style:style>
    <style:style style:name="P17"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43793" officeooo:paragraph-rsid="00243793"/>
    </style:style>
    <style:style style:name="P18"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56f1c" officeooo:paragraph-rsid="002b74f6"/>
    </style:style>
    <style:style style:name="P19"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56f1c" officeooo:paragraph-rsid="00256f1c"/>
    </style:style>
    <style:style style:name="P20"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56f1c" officeooo:paragraph-rsid="00266bfd"/>
    </style:style>
    <style:style style:name="P21"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56f1c" officeooo:paragraph-rsid="00273029"/>
    </style:style>
    <style:style style:name="P22"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8d597" officeooo:paragraph-rsid="0028d597"/>
    </style:style>
    <style:style style:name="P23"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7b0f4" officeooo:paragraph-rsid="0027b0f4"/>
    </style:style>
    <style:style style:name="P24" style:family="paragraph" style:parent-style-name="Text_20_body" style:list-style-name="L3">
      <style:paragraph-properties fo:margin-left="1.251cm" fo:margin-right="0cm" fo:line-height="100%" fo:text-indent="0cm" style:auto-text-indent="false"/>
      <style:text-properties fo:color="#000000" style:font-name="Times New Roman" fo:font-size="12pt" officeooo:rsid="002c2d19" officeooo:paragraph-rsid="002c2d19"/>
    </style:style>
    <style:style style:name="P25" style:family="paragraph" style:parent-style-name="Text_20_body" style:list-style-name="L3">
      <style:paragraph-properties fo:margin-left="0cm" fo:margin-right="0cm" fo:line-height="100%" fo:text-indent="0cm" style:auto-text-indent="false"/>
      <style:text-properties fo:color="#000000" style:font-name="Times New Roman" fo:font-size="12pt"/>
    </style:style>
    <style:style style:name="P26" style:family="paragraph" style:parent-style-name="Text_20_body" style:list-style-name="L3">
      <style:paragraph-properties fo:margin-left="0cm" fo:margin-right="0cm" fo:line-height="100%" fo:text-indent="0cm" style:auto-text-indent="false"/>
      <style:text-properties fo:color="#000000" style:font-name="Times New Roman" fo:font-size="12pt" officeooo:rsid="001eec20" officeooo:paragraph-rsid="001eec20"/>
    </style:style>
    <style:style style:name="P27" style:family="paragraph" style:parent-style-name="Text_20_body" style:list-style-name="L3">
      <style:paragraph-properties fo:margin-left="0cm" fo:margin-right="0cm" fo:line-height="100%" fo:text-indent="0cm" style:auto-text-indent="false"/>
      <style:text-properties fo:color="#000000" style:font-name="Times New Roman" fo:font-size="12pt" officeooo:rsid="00243793" officeooo:paragraph-rsid="00243793"/>
    </style:style>
    <style:style style:name="P28" style:family="paragraph" style:parent-style-name="Text_20_body" style:list-style-name="L3">
      <style:paragraph-properties fo:margin-left="0cm" fo:margin-right="0cm" fo:line-height="100%" fo:text-indent="0cm" style:auto-text-indent="false"/>
      <style:text-properties fo:color="#000000" style:font-name="Times New Roman" fo:font-size="12pt" officeooo:rsid="00256f1c" officeooo:paragraph-rsid="00256f1c"/>
    </style:style>
    <style:style style:name="P29" style:family="paragraph" style:parent-style-name="Text_20_body" style:list-style-name="L3">
      <style:paragraph-properties fo:margin-left="0.353cm" fo:margin-right="0cm" fo:line-height="100%" fo:text-indent="0cm" style:auto-text-indent="false"/>
      <style:text-properties fo:color="#000000" style:font-name="Times New Roman" fo:font-size="12pt"/>
    </style:style>
    <style:style style:name="P30" style:family="paragraph" style:parent-style-name="Text_20_body" style:list-style-name="L3">
      <style:paragraph-properties fo:margin-left="2.501cm" fo:margin-right="0cm" fo:line-height="100%" fo:text-indent="0cm" style:auto-text-indent="false"/>
      <style:text-properties fo:color="#000000" style:font-name="Times New Roman" fo:font-size="12pt" officeooo:rsid="001f5662" officeooo:paragraph-rsid="001f5662"/>
    </style:style>
    <style:style style:name="P31" style:family="paragraph" style:parent-style-name="Text_20_body" style:list-style-name="L3">
      <style:paragraph-properties fo:margin-left="2.501cm" fo:margin-right="0cm" fo:line-height="100%" fo:text-indent="0cm" style:auto-text-indent="false"/>
      <style:text-properties fo:color="#000000" style:font-name="Times New Roman" fo:font-size="12pt" officeooo:rsid="00218779" officeooo:paragraph-rsid="00218779"/>
    </style:style>
    <style:style style:name="P32" style:family="paragraph" style:parent-style-name="Text_20_body" style:list-style-name="L3">
      <style:paragraph-properties fo:margin-left="2.501cm" fo:margin-right="0cm" fo:line-height="100%" fo:text-indent="0cm" style:auto-text-indent="false"/>
      <style:text-properties fo:color="#000000" style:font-name="Times New Roman" fo:font-size="12pt" officeooo:rsid="002018d7" officeooo:paragraph-rsid="002018d7"/>
    </style:style>
    <style:style style:name="T1" style:family="text">
      <style:text-properties style:font-name="Times New Roman" fo:font-size="12pt"/>
    </style:style>
    <style:style style:name="T2" style:family="text">
      <style:text-properties officeooo:rsid="001c2b98"/>
    </style:style>
    <style:style style:name="T3" style:family="text">
      <style:text-properties officeooo:rsid="00226a9f"/>
    </style:style>
    <style:style style:name="T4" style:family="text">
      <style:text-properties officeooo:rsid="0024f4b4"/>
    </style:style>
    <style:style style:name="T5" style:family="text">
      <style:text-properties officeooo:rsid="00266bfd"/>
    </style:style>
    <style:style style:name="T6" style:family="text">
      <style:text-properties officeooo:rsid="00298e72"/>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4"><text:span text:style-name="T1">Tanka</text:span><text:bookmark text:name="vyiu1"/><text:span text:style-name="T1"> (Herkunft: Germanisch, Bedeutung: Die Frau mit weisen Gedanken)</text:span></text:p>
      <text:p text:style-name="P1"/>
      <text:p text:style-name="P1"><text:bookmark text:name="vyiu3"/>Beschreibung</text:p>
      <text:p text:style-name="P2"><text:bookmark text:name="vyiu6"/>Tanka ist eine Schamanin von unbekannter Herkunft, welche sich im nordwestlichen Wald von Talras befindet. Sie hat einen Bärenmenschen namens Brogo gezähmt, welcher ihr treu zur Seite steht.</text:p>
      <text:p text:style-name="P2">Gemeinsam mit Brogo jagt sie eine Bestie, welche Brogos Stamm abgeschlachtet hat. Brogo konnte mit viel Glück und Tankas Hilfe überleben.</text:p>
      <text:p text:style-name="P3"/>
      <text:p text:style-name="P1">Ort</text:p>
      <text:p text:style-name="P2">Nordwestlicher Wald von Talras</text:p>
      <text:p text:style-name="P5"/>
      <text:p text:style-name="P1">Tagesablauf<text:bookmark text:name="vyiu13"/><text:bookmark text:name="vyiu11"/></text:p>
      <text:list xml:id="list1717141854639629053" text:style-name="L1">
        <text:list-item>
          <text:p text:style-name="P7">Ganzer Tag – Steht mit Brogo am Feuer.</text:p>
        </text:list-item>
      </text:list>
      <text:p text:style-name="P3"/>
      <text:p text:style-name="P1"><text:bookmark text:name="vyiu16"/>Zugehörigkeit</text:p>
      <text:p text:style-name="P3">Umherwandernde<text:bookmark text:name="f-855"/></text:p>
      <text:p text:style-name="P3"/>
      <text:p text:style-name="P1"><text:bookmark text:name="f-856"/>Aufträge</text:p>
      <text:list xml:id="list6830044564525648139" text:style-name="L2">
        <text:list-item>
          <text:p text:style-name="P8"><text:bookmark text:name="dfq10"/><text:bookmark text:name="dfq1"/>Sekundär – <text:bookmark text:name="z0dk3"/>Die Bestie</text:p>
        </text:list-item>
      </text:list>
      <text:p text:style-name="P3"/>
      <text:p text:style-name="P1"><text:bookmark text:name="ik9t1"/>Dialog</text:p>
      <text:list xml:id="list739698846465737345" text:style-name="L3">
        <text:list-item>
          <text:p text:style-name="P9">Hallo.</text:p>
          <text:list>
            <text:list-item>
              <text:p text:style-name="P9"><text:bookmark text:name="ik9t2"/><text:bookmark text:name="f0wr"/>N: <text:bookmark text:name="gg5p"/>Hallo. Scheint ja einiges los zu sein in dieser Gegend. Du bist nicht der Erste, der mir begegnet. Wie ich es geahnt habe, tut sich so einiges, wenn die Leute Angst bekommen.</text:p>
            </text:list-item>
            <text:list-item>
              <text:p text:style-name="P12">Wer bist du? (Nach „Hallo.“)</text:p>
            </text:list-item>
            <text:list-item>
              <text:p text:style-name="P9">N: Mein Name ist Tanka. Ich bin eine Schamanin und versuch ja nicht mich übers Ohr zu hauen, sonst haut mein Gefährte Brogo dich um.</text:p>
            </text:list-item>
            <text:list-item>
              <text:p text:style-name="P9">(Charakter hat noch nicht mit Brogo gesprochen)</text:p>
            </text:list-item>
            <text:list-item>
              <text:p text:style-name="P15">C: Wer ist Brogo?</text:p>
            </text:list-item>
            <text:list-item>
              <text:p text:style-name="P15">N: Na das haarige Viech da neben mir. Er ist mein treuer Gefährte und beschützt mich vor den gröbsten Gefahren dieser Gegend.</text:p>
            </text:list-item>
            <text:list-item>
              <text:p text:style-name="P25">(Charakter hat bereits mit Brogo gesprochen)</text:p>
            </text:list-item>
            <text:list-item>
              <text:p text:style-name="P15">C: Schon klar.</text:p>
            </text:list-item>
            <text:list-item>
              <text:p text:style-name="P12">Und was machst du hier? (Nach „Wer bist du?“)</text:p>
            </text:list-item>
            <text:list-item>
              <text:p text:style-name="P9">N: Die Frage sollte wohl eher lauten „Und was macht ihr hier?“. Wir jagen eine starke Bestie. Dieses Ungeheuer hat Brogos Stamm angegriffen und diesen so gut wie ausgerottet. Nur Brogo hier hat überlebt.</text:p>
            </text:list-item>
            <text:list-item>
              <text:p text:style-name="P9">N: Ich habe ihn gefunden und mich um seine Verletzungen gekümmert und nun jagen wir gemeinsam die Bestie.</text:p>
            </text:list-item>
            <text:list-item>
              <text:p text:style-name="P12">Kannst du mir was beibringen? (Nach „Wer bist du?“)</text:p>
            </text:list-item>
            <text:list-item>
              <text:p text:style-name="P9">N: Können schon, aber wollen nicht unbedingt, sonst setzt du das Erlernte am Ende noch gegen mich ein und das fände ich nicht so toll.</text:p>
            </text:list-item>
            <text:list-item>
              <text:p text:style-name="P9">N: Sobald ich der Meinung bin, dass du in Ordnung bist, bringe ich dir vielleicht etwas Nützliches bei.</text:p>
            </text:list-item>
            <text:list-item>
              <text:p text:style-name="P12">Handelst du auch mit irgendwas? (Nach „Wer bist du?“)</text:p>
            </text:list-item>
            <text:list-item>
              <text:p text:style-name="P9">N: Allerdings. Als Schamanin kann man seine Freizeit ganz gut nutzen, um diverse Zaubergegenstände und Tränke herzustellen, wenn man das nötige Wissen und die benötigten Zutaten hat.</text:p>
            </text:list-item>
            <text:list-item>
              <text:p text:style-name="P9">N: Also wenn du lustige Sachen mit deinen Gegnern anstellen willst, bist du bei mir <text:soft-page-break/>genau richtig. Aber ich warne dich Fremder: Mit diesen einfachen Zaubertricks wirst du nichts gegen mich ausrichten können!</text:p>
            </text:list-item>
            <text:list-item>
              <text:p text:style-name="P12">Was für ein Ungeheuer war das? (Nach „Und was machst du hier?“)</text:p>
            </text:list-item>
            <text:list-item>
              <text:p text:style-name="P9">N: Na, ein ziemlich großes eben. Diese Bestie ist verdammt blutrünstig und verdammt stark. Du musst wissen, dass Brogos Stamm nicht gerade klein war. Das Viech hat bestimmt zwanzig oder mehr Bärenmenschen getötet und da waren auch voll ausgewachsene dabei.</text:p>
            </text:list-item>
            <text:list-item>
              <text:p text:style-name="P9">N: Brogo ist ja noch recht jung, so ein ausgewachsener Bärenmensch ist wesentlich größer und stärker, also kannst du dir ausrechnen, wie stark die Bestie ist.</text:p>
            </text:list-item>
            <text:list-item>
              <text:p text:style-name="P9">N: Wir folgten der Fährte dieser Bestie bis hier her. Aber hier sind die Spuren zu undeutlich und Brogo konnte die Fährte nicht wieder aufnehmen. Vermutlich hat es zu lange gedauert, bis wir uns auf die Suche nach ihr machten.</text:p>
            </text:list-item>
            <text:list-item>
              <text:p text:style-name="P9">N: Brogo war ja auch schwer verwundet. Na ja, wenn du irgendeinen Hinweis in der Umgebung findest, dann gib mir einfach Bescheid.</text:p>
            </text:list-item>
            <text:list-item>
              <text:p text:style-name="P9">Neuer Auftrag „Die Bestie“</text:p>
            </text:list-item>
            <text:list-item>
              <text:p text:style-name="P12">Ich habe einen Hinweis entdeckt. (Auftrag „Die Bestie“ aktiv, Charakter war bei den Blutspuren)</text:p>
            </text:list-item>
            <text:list-item>
              <text:p text:style-name="P9">N: Welchen denn?</text:p>
            </text:list-item>
            <text:list-item>
              <text:p text:style-name="P9">C: Weiter südlich von hier sind einige Blutspuren und tote Tiere. Könnte die Bestie gewesen sein.</text:p>
            </text:list-item>
            <text:list-item>
              <text:p text:style-name="P9">N: Ja, das wäre gut möglich. Ich danke dir. Hier hast du ein paar Goldmünzen zur Belohnung.</text:p>
            </text:list-item>
            <text:list-item>
              <text:p text:style-name="P9">(Beide Hinweise wurden angesprochen)</text:p>
            </text:list-item>
            <text:list-item>
              <text:p text:style-name="P15">N: Ich denke, dass reicht schon mit den Hinweisen. Wir werden uns wohl bald möglichst in Richtung Süden aufmachen, um die Bestie zu jagen. Hier hast du ein paar Flammengemische zur Belohnung. Ich hoffe, sie werden sich dir im Kampf als nützlich erweisen und hier sind natürlich noch ein paar Goldmünzen.</text:p>
            </text:list-item>
            <text:list-item>
              <text:p text:style-name="P15">Charakter erhält 6 Flammengemische</text:p>
            </text:list-item>
            <text:list-item>
              <text:p text:style-name="P15">Auftrag „Die Bestie“ abgeschlossen</text:p>
            </text:list-item>
            <text:list-item>
              <text:p text:style-name="P12">Der Holzfäller Kuno hat die Bestie gesehen. (Auftrag „Die Bestie“ aktiv, Charakter hat mit Kuno darüber gesprochen)</text:p>
            </text:list-item>
            <text:list-item>
              <text:p text:style-name="P9">N: Und wo?</text:p>
            </text:list-item>
            <text:list-item>
              <text:p text:style-name="P9">C: Weiter südlich. Vor ein paar Tagen ist sie an seiner Hütte vorbeigekommen während er im Bett lag.</text:p>
            </text:list-item>
            <text:list-item>
              <text:p text:style-name="P9">N: Und er ist sich sicher, dass es die Bestie war?</text:p>
            </text:list-item>
            <text:list-item>
              <text:p text:style-name="P9">C: Na ja, er sprach von einem riesigen, haarigen Viech, welches nach Tod und Verderben stank.</text:p>
            </text:list-item>
            <text:list-item>
              <text:p text:style-name="P9">N: Das kann nur die Bestie gewesen sein. Hier hast du ein paar Goldmünzen zur Belohnung.</text:p>
            </text:list-item>
            <text:list-item>
              <text:p text:style-name="P9">(Beide Hinweise wurden angesprochen)</text:p>
            </text:list-item>
            <text:list-item>
              <text:p text:style-name="P15">N: Ich denke, dass reicht schon mit den Hinweisen. Wir werden uns wohl bald möglichst in Richtung Süden aufmachen, um die Bestie zu jagen. Hier hast du ein paar Flammengemische zur Belohnung. Ich hoffe, sie werden sich dir im Kampf als nützlich erweisen und hier sind natürlich noch ein paar Goldmünzen.</text:p>
            </text:list-item>
            <text:list-item>
              <text:p text:style-name="P15">Charakter erhält 6 Flammengemische</text:p>
            </text:list-item>
            <text:list-item>
              <text:p text:style-name="P15">Auftrag „Die Bestie“ abgeschlossen</text:p>
            </text:list-item>
            <text:list-item>
              <text:p text:style-name="P12">Bring mir was bei! (Nach „Kannst du mir was beibringen?“, Auftrag „Die Bestie“ ist abgeschlossen)</text:p>
            </text:list-item>
            <text:list-item>
              <text:p text:style-name="P9">N: Du hast die Spur der Bestie gefunden.</text:p>
            </text:list-item>
            <text:list-item>
              <text:p text:style-name="P9">(Auftrag „Katzen für Brogo“ ist abgeschlossen)</text:p>
            </text:list-item>
            <text:list-item>
              <text:p text:style-name="P29"><text:soft-page-break/>N: Außerdem hast du Brogo Katzen geschenkt.</text:p>
            </text:list-item>
            <text:list-item>
              <text:p text:style-name="P29">N: Du bist ein wahrer Freund und ich werde dich alles lehren, was ich weiß. Dennoch verlange ich ein paar Goldmünzen dafür. Ich muss schließlich auch von etwas leben, also nimm's bitte nicht persönlich.</text:p>
            </text:list-item>
            <text:list-item>
              <text:p text:style-name="P9">(Auftrag „Katzen für Brogo“ ist nicht abgeschlossen)</text:p>
            </text:list-item>
            <text:list-item>
              <text:p text:style-name="P29">Das reicht mir als Beweis, dass du in Ordnung bist. Gut, ich werde dir ein paar Sachen beibringen. Aber die wirklich nützlichen Dinge erfährst du erst, wenn ich dir wie einem guten Freund vertraue. Das Ganze kostet dich allerdings auch eine Kleinigkeit.</text:p>
            </text:list-item>
            <text:list-item>
              <text:p text:style-name="P12">Zeig mir wie man … (Nach „Bring mir was bei!“)</text:p>
            </text:list-item>
            <text:list-item>
              <text:p text:style-name="P9">… seine Waffen vergiftet. (Auftrag „Die Bestie“ ist abgeschlossen)</text:p>
            </text:list-item>
            <text:list-item>
              <text:p text:style-name="P15">Charakter erhält Gegenstand „Angriffs-Totem“</text:p>
            </text:list-item>
            <text:list-item>
              <text:p text:style-name="P9">… seinen Körper entflammt. (Auftrag „Die Bestie“ ist abgeschlossen)</text:p>
            </text:list-item>
            <text:list-item>
              <text:p text:style-name="P15">Charakter erhält Gegenstand „Verteidigungs-Totem“</text:p>
            </text:list-item>
            <text:list-item>
              <text:p text:style-name="P9">… seinen Schmerz teilt. (Auftrag „Die Bestie“ und Auftrag „Katzen für Brogo“ sind abgeschlossen)</text:p>
            </text:list-item>
            <text:list-item>
              <text:p text:style-name="P15">Charakter erhält Gegenstand „Geistes-Totem“</text:p>
            </text:list-item>
            <text:list-item>
              <text:p text:style-name="P9">… seinen Körper vervielfacht. (Auftrag „Die Bestie“ und Auftrag „Katzen für Brogo“ sind abgeschlossen)</text:p>
            </text:list-item>
            <text:list-item>
              <text:p text:style-name="P15">Charakter erhält Gegenstand „Körper-Totem“</text:p>
            </text:list-item>
            <text:list-item>
              <text:p text:style-name="P13">Kennst du Tellborn? (Nach „Hallo“ und Charakter hat mit Tellborn gesprochen und Auftrag „Schamanen in Talras“ noch nicht erhalten)</text:p>
            </text:list-item>
            <text:list-item>
              <text:p text:style-name="P26">N: Wen?</text:p>
            </text:list-item>
            <text:list-item>
              <text:p text:style-name="P26">C: Tellborn, einen Schamanen, der sich weiter südlich von hier aufhält.</text:p>
            </text:list-item>
            <text:list-item>
              <text:p text:style-name="P26">N: Ich bin ja nicht gerade lange in dieser Gegend, daher kenne ich auch niemanden hier.</text:p>
            </text:list-item>
            <text:list-item>
              <text:p text:style-name="P26">N: Aber sag, ist er wirklich ein Schamane oder behauptet er das nur von sich?</text:p>
            </text:list-item>
            <text:list-item>
              <text:p text:style-name="P26">C: Also …</text:p>
            </text:list-item>
            <text:list-item>
              <text:p text:style-name="P26">N: Es ist immer wieder ein Ereignis seinesgleichen in den entlegensten Teilen dieser Welt anzutreffen. Vielleicht sollte ich mich einmal mit ihm unterhalten.</text:p>
            </text:list-item>
            <text:list-item>
              <text:p text:style-name="P26">N: Leider kann ich Brogo hier nicht einfach sitzen lassen. Willst du vielleicht diesem „Tellborn“ ein Schreiben von mir überbringen?</text:p>
            </text:list-item>
            <text:list-item>
              <text:p text:style-name="P16">Klar</text:p>
            </text:list-item>
            <text:list-item>
              <text:p text:style-name="P30">N: Ich danke dir! Warte kurz bis ich das Schreiben aufgesetzt habe.</text:p>
            </text:list-item>
            <text:list-item>
              <text:p text:style-name="P30">N: (Setzt ein Schreiben auf)</text:p>
            </text:list-item>
            <text:list-item>
              <text:p text:style-name="P30">N: So, hier hast du es. Mal sehen, was er dazu sagt …</text:p>
            </text:list-item>
            <text:list-item>
              <text:p text:style-name="P31">Neuer Auftrag „Schamanen in Talras“</text:p>
            </text:list-item>
            <text:list-item>
              <text:p text:style-name="P31">Auftragsziel 2 aktiviert</text:p>
            </text:list-item>
            <text:list-item>
              <text:p text:style-name="P31">„<text:span text:style-name="T3">Schreiben für Tellborn“ erhalten</text:span></text:p>
            </text:list-item>
            <text:list-item>
              <text:p text:style-name="P16">Nein</text:p>
            </text:list-item>
            <text:list-item>
              <text:p text:style-name="P32">N: Schade, überlege es dir doch noch einmal.</text:p>
            </text:list-item>
            <text:list-item>
              <text:p text:style-name="P14">Hier ist ein Brief von Tellborn. (Charakter hat „Brief an Tanka“ dabei)</text:p>
            </text:list-item>
            <text:list-item>
              <text:p text:style-name="P27">(Charakter hat zuvor das Schreiben für Tellborn an diesen geliefert)</text:p>
            </text:list-item>
            <text:list-item>
              <text:p text:style-name="P17">N: Er hat sich also die Mühe gemacht zu antworten. Immerhin! Nun gib schon her, ich will wissen, was er schreibt.</text:p>
            </text:list-item>
            <text:list-item>
              <text:p text:style-name="P17">C: Hier hast du <text:span text:style-name="T6">den Brief.</text:span></text:p>
            </text:list-item>
            <text:list-item>
              <text:p text:style-name="P18">„Brief an Tanka“ übergeben</text:p>
            </text:list-item>
            <text:list-item>
              <text:p text:style-name="P17">N: Vielen Dank! Zu gerne will ich wissen, was hinter ihm steckt. Hier nimm dies als Belohnung.</text:p>
            </text:list-item>
            <text:list-item>
              <text:p text:style-name="P17">Auftrag „Schamanen in Talras“ <text:span text:style-name="T4">abgeschlossen</text:span></text:p>
            </text:list-item>
            <text:list-item>
              <text:p text:style-name="P22">Tankas Belohnung überreichen</text:p>
            </text:list-item>
            <text:list-item>
              <text:p text:style-name="P28">(Charakter kommt zum ersten Mal im Aufrag von Tellborn)</text:p>
            </text:list-item>
            <text:list-item>
              <text:p text:style-name="P19"><text:soft-page-break/>N: Von wem?</text:p>
            </text:list-item>
            <text:list-item>
              <text:p text:style-name="P19">C: Von Tellborn, einem Schamanen südlich von hier. Ich habe ihm von dir erzählt, da ihr offensichtlich beide Schamanen seid.</text:p>
            </text:list-item>
            <text:list-item>
              <text:p text:style-name="P19">N: Wie bitte? Wie konntest du … was schreibt er denn?</text:p>
            </text:list-item>
            <text:list-item>
              <text:p text:style-name="P19">C: Hier, lies selbst.</text:p>
            </text:list-item>
            <text:list-item>
              <text:p text:style-name="P19">„Brief an Tanka“ übergeben</text:p>
            </text:list-item>
            <text:list-item>
              <text:p text:style-name="P19">N: (Liest) Aha, unglaublich! Ich muss ihm sofort antworten. Lauf ja nicht weg!</text:p>
            </text:list-item>
            <text:list-item>
              <text:p text:style-name="P19">C: Schon gut.</text:p>
            </text:list-item>
            <text:list-item>
              <text:p text:style-name="P19">N: (Verfasst ein Schreiben)</text:p>
            </text:list-item>
            <text:list-item>
              <text:p text:style-name="P20">N: So, da hast du ein Schreiben für ihn. Bring es ihm so schnell wie möglich!</text:p>
            </text:list-item>
            <text:list-item>
              <text:p text:style-name="P24">Auftragsziel 1 des Auftrags „Schamanen in Talras“ abgeschlossen</text:p>
            </text:list-item>
            <text:list-item>
              <text:p text:style-name="P23">Auftragsziel 2 des Auftrags „Schamanen in Talras“ aktiviert</text:p>
            </text:list-item>
            <text:list-item>
              <text:p text:style-name="P21">„<text:span text:style-name="T5">Schreiben für Tellborn“ erhalten</text:span></text:p>
            </text:list-item>
          </text:list>
        </text:list-item>
      </text:list>
      <text:p text:style-name="P3"/>
      <text:p text:style-name="P1"><text:bookmark text:name="adhu1"/>Handel<text:bookmark text:name="vyiu54"/><text:bookmark text:name="adhu"/></text:p>
      <text:list xml:id="list6586768945252201264" text:style-name="L4">
        <text:list-item>
          <text:p text:style-name="P10">Flammengemisch</text:p>
        </text:list-item>
        <text:list-item>
          <text:p text:style-name="P10">Feuertr<text:span text:style-name="T2">ank</text:span></text:p>
        </text:list-item>
        <text:list-item>
          <text:p text:style-name="P10">Tarnpulver</text:p>
        </text:list-item>
        <text:list-item>
          <text:p text:style-name="P11">Schamanenkraut</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text-properties style:font-name="Verdana" fo:font-family="Verdana, sans-serif" fo:font-size="10pt" fo:language="de" fo:country="DE" fo:font-style="italic"/>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text-properties style:font-name="Times New Roman" fo:font-family="'Times New Roman'" fo:font-size="24pt" fo:language="de" fo:country="DE" fo:font-weight="bold"/>
    </style:style>
    <style:style style:name="Footer" style:family="paragraph" style:class="extra">
      <style:paragraph-properties fo:margin-left="0.152cm" fo:margin-right="0.152cm" fo:margin-top="0.152cm" fo:margin-bottom="0.152cm" style: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text-properties style:font-name="Verdana" fo:font-family="Verdana, sans-serif" fo:font-size="12pt" fo:language="de" fo:country="DE" fo:font-style="italic"/>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family="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58</meta:editing-cycles>
    <dc:date>2014-12-13T15:53:03.574000000</dc:date>
    <meta:creation-date>2009-10-10T23:00:46</meta:creation-date>
    <meta:editing-duration>PT1H50M21S</meta:editing-duration>
    <meta:document-statistic meta:table-count="0" meta:image-count="0" meta:object-count="0" meta:page-count="4" meta:paragraph-count="115" meta:word-count="1413" meta:character-count="8171" meta:non-whitespace-character-count="6973"/>
  </office:meta>
</office:document-meta>
</file>